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spreadshee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form="urn:oasis:names:tc:opendocument:xmlns:form:1.0" xmlns:script="urn:oasis:names:tc:opendocument:xmlns:script:1.0" office:version="1.2">
  <office:automatic-styles/>
  <office:body>
    <office:spreadsheet>
      <table:table table:name="Sheet1"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office:string-value="Name">
            <text:p>Name</text:p>
          </table:table-cell>
          <table:table-cell office:value-type="string" office:string-value="Score1">
            <text:p>Score1</text:p>
          </table:table-cell>
          <table:table-cell office:value-type="string" office:string-value="Score2">
            <text:p>Score2</text:p>
          </table:table-cell>
          <table:table-cell office:value-type="string" office:string-value="Score3">
            <text:p>Score3</text:p>
          </table:table-cell>
          <table:table-cell office:value-type="string" office:string-value="Total">
            <text:p>Total</text:p>
          </table:table-cell>
          <table:table-cell office:value-type="string" office:string-value="Average">
            <text:p>Average</text:p>
          </table:table-cell>
          <table:table-cell office:value-type="string" office:string-value="Status">
            <text:p>Status</text:p>
          </table:table-cell>
        </table:table-row>
        <table:table-row>
          <table:table-cell office:value-type="string" office:string-value="Alice">
            <text:p>Alice</text:p>
          </table:table-cell>
          <table:table-cell office:value-type="float" office:value="85">
            <text:p>85</text:p>
          </table:table-cell>
          <table:table-cell office:value-type="float" office:value="92">
            <text:p>92</text:p>
          </table:table-cell>
          <table:table-cell office:value-type="float" office:value="78">
            <text:p>78</text:p>
          </table:table-cell>
          <table:table-cell office:value-type="float" office:value="255" table:formula="of:=[.B2]+[.C2]+[.D2]">
            <text:p>255</text:p>
          </table:table-cell>
          <table:table-cell office:value-type="float" office:value="85" table:formula="of:=([.B2]+[.C2]+[.D2])/3">
            <text:p>85</text:p>
          </table:table-cell>
          <table:table-cell office:value-type="string" office:string-value="Pass" table:formula="of:=IF([.F2]&gt;=80;&quot;Pass&quot;;&quot;Fail&quot;)">
            <text:p>Pass</text:p>
          </table:table-cell>
        </table:table-row>
        <table:table-row>
          <table:table-cell office:value-type="string" office:string-value="Bob">
            <text:p>Bob</text:p>
          </table:table-cell>
          <table:table-cell office:value-type="float" office:value="70">
            <text:p>70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float" office:value="215" table:formula="of:=[.B3]+[.C3]+[.D3]">
            <text:p>215</text:p>
          </table:table-cell>
          <table:table-cell office:value-type="float" office:value="71.66666666666667" table:formula="of:=([.B3]+[.C3]+[.D3])/3">
            <text:p>71.66666666666667</text:p>
          </table:table-cell>
          <table:table-cell office:value-type="string" office:string-value="Fail" table:formula="of:=IF([.F3]&gt;=80;&quot;Pass&quot;;&quot;Fail&quot;)">
            <text:p>Fail</text:p>
          </table:table-cell>
        </table:table-row>
        <table:table-row>
          <table:table-cell office:value-type="string" office:string-value="Charlie">
            <text:p>Charlie</text:p>
          </table:table-cell>
          <table:table-cell office:value-type="float" office:value="95">
            <text:p>95</text:p>
          </table:table-cell>
          <table:table-cell office:value-type="float" office:value="88">
            <text:p>88</text:p>
          </table:table-cell>
          <table:table-cell office:value-type="float" office:value="91">
            <text:p>91</text:p>
          </table:table-cell>
          <table:table-cell office:value-type="float" office:value="274" table:formula="of:=[.B4]+[.C4]+[.D4]">
            <text:p>274</text:p>
          </table:table-cell>
          <table:table-cell office:value-type="float" office:value="91.33333333333333" table:formula="of:=([.B4]+[.C4]+[.D4])/3">
            <text:p>91.33333333333333</text:p>
          </table:table-cell>
          <table:table-cell office:value-type="string" office:string-value="Pass" table:formula="of:=IF([.F4]&gt;=80;&quot;Pass&quot;;&quot;Fail&quot;)">
            <text:p>Pass</text:p>
          </table:table-cell>
        </table:table-row>
        <table:table-row>
          <table:table-cell office:value-type="string" office:string-value="Diana">
            <text:p>Diana</text:p>
          </table:table-cell>
          <table:table-cell office:value-type="float" office:value="60">
            <text:p>60</text:p>
          </table:table-cell>
          <table:table-cell office:value-type="float" office:value="72">
            <text:p>72</text:p>
          </table:table-cell>
          <table:table-cell office:value-type="float" office:value="68">
            <text:p>68</text:p>
          </table:table-cell>
          <table:table-cell office:value-type="float" office:value="200" table:formula="of:=[.B5]+[.C5]+[.D5]">
            <text:p>200</text:p>
          </table:table-cell>
          <table:table-cell office:value-type="float" office:value="66.66666666666667" table:formula="of:=([.B5]+[.C5]+[.D5])/3">
            <text:p>66.66666666666667</text:p>
          </table:table-cell>
          <table:table-cell office:value-type="string" office:string-value="Fail" table:formula="of:=IF([.F5]&gt;=80;&quot;Pass&quot;;&quot;Fail&quot;)">
            <text:p>Fail</text:p>
          </table:table-cell>
        </table:table-row>
        <table:table-row>
          <table:table-cell office:value-type="string" office:string-value="Eve">
            <text:p>Eve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97">
            <text:p>97</text:p>
          </table:table-cell>
          <table:table-cell office:value-type="float" office:value="292" table:formula="of:=[.B6]+[.C6]+[.D6]">
            <text:p>292</text:p>
          </table:table-cell>
          <table:table-cell office:value-type="float" office:value="97.33333333333333" table:formula="of:=([.B6]+[.C6]+[.D6])/3">
            <text:p>97.33333333333333</text:p>
          </table:table-cell>
          <table:table-cell office:value-type="string" office:string-value="Pass" table:formula="of:=IF([.F6]&gt;=80;&quot;Pass&quot;;&quot;Fail&quot;)">
            <text:p>Pass</text:p>
          </table:table-cell>
        </table:table-row>
        <table:table-row>
          <table:table-cell office:value-type="string" office:string-value="Total">
            <text:p>Total</text:p>
          </table:table-cell>
          <table:table-cell office:value-type="float" office:value="410" table:formula="of:=SUM([.B2:.B6])">
            <text:p>410</text:p>
          </table:table-cell>
          <table:table-cell office:value-type="float" office:value="412" table:formula="of:=SUM([.C2:.C6])">
            <text:p>412</text:p>
          </table:table-cell>
          <table:table-cell office:value-type="float" office:value="414" table:formula="of:=SUM([.D2:.D6])">
            <text:p>414</text:p>
          </table:table-cell>
          <table:table-cell office:value-type="float" office:value="1236" table:formula="of:=SUM([.E2:.E6])">
            <text:p>1236</text:p>
          </table:table-cell>
          <table:table-cell/>
          <table:table-cell/>
        </table:table-row>
        <table:table-row>
          <table:table-cell office:value-type="string" office:string-value="Max">
            <text:p>Max</text:p>
          </table:table-cell>
          <table:table-cell/>
          <table:table-cell/>
          <table:table-cell/>
          <table:table-cell office:value-type="float" office:value="292" table:formula="of:=MAX([.E2:.E6])">
            <text:p>292</text:p>
          </table:table-cell>
          <table:table-cell/>
          <table:table-cell/>
        </table:table-row>
        <table:table-row>
          <table:table-cell office:value-type="string" office:string-value="Min">
            <text:p>Min</text:p>
          </table:table-cell>
          <table:table-cell/>
          <table:table-cell/>
          <table:table-cell/>
          <table:table-cell office:value-type="float" office:value="200" table:formula="of:=MIN([.E2:.E6])">
            <text:p>200</text:p>
          </table:table-cell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office:version="1.2">
  <office:styles>
    <style:default-style style:family="table-cell">
      <style:paragraph-properties fo:text-align="start"/>
      <style:text-properties style:font-name="Arial" fo:font-size="10pt"/>
    </style:default-style>
  </office:styles>
  <office:automatic-styles/>
  <office:master-styles>
    <style:master-page style:name="Default" style:page-layout-name="pm1"/>
  </office:master-styles>
</office:document-styles>
</file>

<file path=meta.xml><?xml version="1.0" encoding="utf-8"?>
<office:document-meta xmlns:office="urn:oasis:names:tc:opendocument:xmlns:office:1.0" xmlns:dc="http://purl.org/dc/elements/1.1/" xmlns:meta="urn:oasis:names:tc:opendocument:xmlns:meta:1.0" office:version="1.2">
  <office:meta>
    <meta:generator>goods</meta:generator>
    <meta:creation-date>2026-03-13T17:08:34</meta:creation-date>
    <dc:date>2026-03-13T17:08:34</dc:date>
  </office:meta>
</office:document-meta>
</file>